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Pharmacy/cashier: username: sab, password sab</text:p>
      <text:p text:style-name="Standard"/>
      <text:p text:style-name="Standard">Medical depot: username: store , password: store</text:p>
      <text:p text:style-name="Standard"/>
      <text:p text:style-name="Standard">Administrator:</text:p>
      <text:p text:style-name="Standard">username: admin,</text:p>
      <text:p text:style-name="Standard">password: admin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5T19:44:00.303157665</meta:creation-date>
    <dc:date>2020-12-15T19:44:57.025246482</dc:date>
    <meta:editing-duration>PT1M1S</meta:editing-duration>
    <meta:editing-cycles>1</meta:editing-cycles>
    <meta:generator>LibreOffice/7.0.2.2$Linux_X86_64 LibreOffice_project/00$Build-2</meta:generator>
    <meta:document-statistic meta:table-count="0" meta:image-count="0" meta:object-count="0" meta:page-count="1" meta:paragraph-count="5" meta:word-count="17" meta:character-count="138" meta:non-whitespace-character-count="126"/>
  </office:meta>
</office:document-meta>
</file>